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butus Slab" svg:font-family="'Arbutus Slab'" style:font-family-generic="roman" style:font-pitch="variable"/>
    <style:font-face style:name="Arial" svg:font-family="Arial" style:font-family-generic="roman" style:font-pitch="variable"/>
    <style:font-face style:name="Caladea" svg:font-family="Caladea" style:font-family-generic="swiss" style:font-pitch="variable"/>
    <style:font-face style:name="Arbutus Slab1" svg:font-family="'Arbutus Slab'" style:font-family-generic="system"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Converted1">
      <style:paragraph-properties fo:margin-top="0in" fo:margin-bottom="0in" loext:contextual-spacing="false" fo:line-height="100%" style:page-number="auto"/>
    </style:style>
    <style:style style:name="P3" style:family="paragraph" style:parent-style-name="Standard" style:master-page-name="Converted2">
      <style:paragraph-properties fo:margin-top="0in" fo:margin-bottom="0in" loext:contextual-spacing="false" style:page-number="auto"/>
    </style:style>
    <style:style style:name="P4" style:family="paragraph" style:parent-style-name="Standard" style:master-page-name="Converted3">
      <style:paragraph-properties fo:margin-top="0in" fo:margin-bottom="0in" loext:contextual-spacing="false" style:page-number="auto"/>
    </style:style>
    <style:style style:name="P5" style:family="paragraph" style:parent-style-name="Standard" style:master-page-name="Converted4">
      <style:paragraph-properties fo:margin-top="0in" fo:margin-bottom="0in" loext:contextual-spacing="false" style:page-number="auto"/>
    </style:style>
    <style:style style:name="P6" style:family="paragraph" style:parent-style-name="Standard" style:master-page-name="Converted5">
      <style:paragraph-properties fo:margin-top="0in" fo:margin-bottom="0in" loext:contextual-spacing="false" style:page-number="auto"/>
    </style:style>
    <style:style style:name="P7" style:family="paragraph" style:parent-style-name="Standard" style:master-page-name="Converted6">
      <style:paragraph-properties fo:margin-top="0in" fo:margin-bottom="0in" loext:contextual-spacing="false" style:page-number="auto"/>
    </style:style>
    <style:style style:name="P8" style:family="paragraph" style:parent-style-name="Standard" style:master-page-name="Converted7">
      <style:paragraph-properties fo:margin-top="0in" fo:margin-bottom="0in" loext:contextual-spacing="false" style:page-number="auto"/>
    </style:style>
    <style:style style:name="P9" style:family="paragraph" style:parent-style-name="Standard" style:master-page-name="Standard">
      <style:paragraph-properties fo:margin-top="0in" fo:margin-bottom="0in" loext:contextual-spacing="false" style:page-number="1"/>
    </style:style>
    <style:style style:name="T1" style:family="text">
      <style:text-properties style:font-name="Arbutus Slab" fo:font-size="14pt" fo:font-style="italic" fo:font-weight="bold" style:font-name-asian="Arbutus Slab1" style:font-size-asian="14pt" style:font-style-asian="italic" style:font-weight-asian="bold" style:font-name-complex="Arbutus Slab1" style:font-size-complex="14pt"/>
    </style:style>
    <style:style style:name="T2" style:family="text">
      <style:text-properties style:font-name="Arbutus Slab" fo:font-size="14pt" style:font-name-asian="Arbutus Slab1" style:font-size-asian="14pt" style:font-name-complex="Arbutus Slab1" style:font-size-complex="14pt"/>
    </style:style>
    <style:style style:name="T3" style:family="text">
      <style:text-properties style:text-position="super 58%"/>
    </style:style>
    <style:style style:name="T4" style:family="text">
      <style:text-properties fo:font-size="10pt" style:font-size-asian="10pt" style:font-size-complex="10pt"/>
    </style:style>
    <style:style style:name="T5"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Common Name</text:span><text:span text:style-name="T2">: Golden lion tamarin (Brazil)<text:line-break/></text:span><text:span text:style-name="T1">Scientific Name</text:span><text:span text:style-name="T2">: Leontopithecus rosalia</text:span><text:span text:style-name="T2"><text:note text:id="ftn1" text:note-class="footnote"><text:note-citation>1</text:note-citation><text:note-body><text:p text:style-name="P2"><text:span text:style-name="T3"/><text:span text:style-name="T4"> </text:span>"Golden Lion Tamarin." Golden Lion Tamarin - Wikipedia. N.p., n.d. Web. 31 Jan. 2017. (<text:a xlink:type="simple" xlink:href="http://bit.ly/2jqAczI" text:style-name="Internet_20_link" text:visited-style-name="Visited_20_Internet_20_Link"><text:span text:style-name="T5">http://bit.ly/2jqAczI</text:span></text:a>)</text:p></text:note-body></text:note></text:span></text:p>
      <text:p text:style-name="P1"><text:span text:style-name="T1">Physical Description</text:span><text:span text:style-name="T2">: The Golden lion tamarin is golden in color. They weigh about 14 to 29 oz, 7.5 to 8.75 in tall, and have a tail of about 10.25 to 13.5 in</text:span><text:span text:style-name="T2"><text:note text:id="ftn2" text:note-class="footnote"><text:note-citation>2</text:note-citation><text:note-body><text:p text:style-name="P3"><text:span text:style-name="T3"/> "Golden Lion Tamarin." National Geographic. N.p., 24 Jan. 2017. Web. 31 Jan. 2017. (<text:a xlink:type="simple" xlink:href="http://on.natgeo.com/2kn4gvk" text:style-name="Internet_20_link" text:visited-style-name="Visited_20_Internet_20_Link"><text:span text:style-name="T5">http://on.natgeo.com/2kn4gvk</text:span></text:a>) </text:p></text:note-body></text:note></text:span><text:span text:style-name="T2">. They have long flat claws that help them cling to the side of trees.</text:span></text:p>
      <text:p text:style-name="P1"><text:span text:style-name="T1">Current Population</text:span><text:span text:style-name="T2">: The Golden lion tamarin has a population of about 3,500 spread across southeastern Brazil, and a population of about 490 among 150 zoos.</text:span></text:p>
      <text:p text:style-name="P1"><text:span text:style-name="T1">Nearest Location</text:span><text:span text:style-name="T2">: The closest location to Anderson County, South Carolina the Golden lion tamarin can be found is in South America,</text:span><text:span text:style-name="T2"><text:note text:id="ftn3" text:note-class="footnote"><text:note-citation>3</text:note-citation><text:note-body><text:p text:style-name="P4"><text:span text:style-name="T3"/>"Golden Lion Tamarin." Rainforest Alliance. N.p., n.d. Web. 31 Jan. 2017. (<text:a xlink:type="simple" xlink:href="http://bit.ly/2kLvjyf" text:style-name="Internet_20_link" text:visited-style-name="Visited_20_Internet_20_Link"><text:span text:style-name="T5">http://bit.ly/2kLvjyf</text:span></text:a>) </text:p></text:note-body></text:note></text:span><text:span text:style-name="T2"> however most live in forests along the Pacific Coast line in the Southeastern part of Brazil.</text:span><text:span text:style-name="T2"><text:note text:id="ftn4" text:note-class="footnote"><text:note-citation>4</text:note-citation><text:note-body><text:p text:style-name="P5"><text:span text:style-name="T3"/>"Golden Lion Tamarin-Endangered Animals List-Our Endangered Animals | KONICA MINOLTA." Golden Lion Tamarin-Endangered Animals List-Our Endangered Animals | KONICA MINOLTA. N.p., n.d. Web. 31 Jan. 2017. (<text:a xlink:type="simple" xlink:href="http://bit.ly/2kcyQpr" text:style-name="Internet_20_link" text:visited-style-name="Visited_20_Internet_20_Link"><text:span text:style-name="T5">http://bit.ly/2kcyQpr</text:span></text:a>) </text:p></text:note-body></text:note></text:span></text:p>
      <text:p text:style-name="P1"><text:span text:style-name="T1">When It Became Endangered</text:span><text:span text:style-name="T2">: The Golden lion tamarin was placed on the endangered list in 1992, and then later moved up to the critically endangered in a short time later.</text:span><text:span text:style-name="T2"><text:note text:id="ftn5" text:note-class="footnote"><text:note-citation>5</text:note-citation><text:note-body><text:p text:style-name="P6"><text:span text:style-name="T3"/>"Golden Lion Tamarin: An Endangered Amazon Rainforest Monkey." Earth's Friends. N.p., 10 Sept. 2014. Web. 31 Jan. 2017. (<text:a xlink:type="simple" xlink:href="http://bit.ly/2jyLe0S" text:style-name="Internet_20_link" text:visited-style-name="Visited_20_Internet_20_Link"><text:span text:style-name="T5">http://bit.ly/2jyLe0S</text:span></text:a>) </text:p></text:note-body></text:note></text:span></text:p>
      <text:p text:style-name="P1"><text:span text:style-name="T1">What Caused It To Become Endangered</text:span><text:span text:style-name="T2">: The Golden lion tamarin is endangered due to logging activities</text:span><text:span text:style-name="T2"><text:note text:id="ftn6" text:note-class="footnote"><text:note-citation>6</text:note-citation><text:note-body><text:p text:style-name="P7"><text:span text:style-name="T3"/>"Golden Lion Tamarin | Endangered Monkeys." Wild Republic. N.p., n.d. Web. 31 Jan. 2017. (<text:a xlink:type="simple" xlink:href="http://bit.ly/2kNLvSR" text:style-name="Internet_20_link" text:visited-style-name="Visited_20_Internet_20_Link"><text:span text:style-name="T5">http://bit.ly/2kNLvSR</text:span></text:a>) </text:p></text:note-body></text:note></text:span><text:span text:style-name="T2">, Habitat Loss, Overexploitation, captured as pets, medical research, displayed in zoos, and hunted for food.</text:span><text:span text:style-name="T2"><text:note text:id="ftn7" text:note-class="footnote"><text:note-citation>7</text:note-citation><text:note-body><text:p text:style-name="P8"><text:span text:style-name="T3"/>"Golden Lion Tamarin: An Endangered Species." Bagheera. N.p., n.d. Web. 31 Jan. 2017. (<text:a xlink:type="simple" xlink:href="http://bit.ly/2kmNHju" text:style-name="Internet_20_link" text:visited-style-name="Visited_20_Internet_20_Link"><text:span text:style-name="T5">http://bit.ly/2kmNHju</text:span></text:a>) </text:p></text:note-body></text:note></text:span><text:span text:style-name="T2"> </text:span></text:p>
      <text:p text:style-name="P1"><text:span text:style-name="T1">What are the Conservation Measures</text:span><text:span text:style-name="T2">: Poço das Antas Biological Reserve was started by conservationists to protect the Golden lion tamarin, and reintroduce them back into the wild. The first step in reintroducing them are zoo free ranging programs, in which they <text:s/>have access to explore the entire zo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butus Slab" svg:font-family="'Arbutus Slab'" style:font-family-generic="roman" style:font-pitch="variable"/>
    <style:font-face style:name="Arial" svg:font-family="Arial" style:font-family-generic="roman" style:font-pitch="variable"/>
    <style:font-face style:name="Caladea" svg:font-family="Caladea" style:font-family-generic="swiss" style:font-pitch="variable"/>
    <style:font-face style:name="Arbutus Slab1" svg:font-family="'Arbutus Slab'" style:font-family-generic="system"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4" meta:word-count="350" meta:character-count="2299" meta:non-whitespace-character-count="1960"/>
    <meta:generator>LibreOfficeDev/5.1.0.3$Linux_X86_64 LibreOffice_project/</meta:generator>
  </office:meta>
</office:document-meta>
</file>